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1.2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Wind-speed_m/s</text:p>
          </table:table-cell>
          <table:table-cell office:value-type="string" calcext:value-type="string">
            <text:p>Rotor Speed</text:p>
          </table:table-cell>
          <table:table-cell office:value-type="string" calcext:value-type="string">
            <text:p><text:s/>Thrust</text:p>
          </table:table-cell>
          <table:table-cell office:value-type="string" calcext:value-type="string">
            <text:p>Thrust_Kt</text:p>
          </table:table-cell>
          <table:table-cell office:value-type="string" calcext:value-type="string">
            <text:p><text:s/>Torque </text:p>
          </table:table-cell>
          <table:table-cell office:value-type="string" calcext:value-type="string">
            <text:p>Torque_Kq</text:p>
          </table:table-cell>
          <table:table-cell office:value-type="string" calcext:value-type="string">
            <text:p>Advance Ratio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34" calcext:value-type="float">
            <text:p>3.34</text:p>
          </table:table-cell>
          <table:table-cell office:value-type="float" office:value="30.963" calcext:value-type="float">
            <text:p>30.963</text:p>
          </table:table-cell>
          <table:table-cell table:formula="of:=([.C2]*1000)/(1025*(([.B2]/60)^2)*20^4)" office:value-type="float" office:value="0.0609268537556113" calcext:value-type="float">
            <text:p>0.0609268538</text:p>
          </table:table-cell>
          <table:table-cell office:value-type="float" office:value="25.929" calcext:value-type="float">
            <text:p>25.929</text:p>
          </table:table-cell>
          <table:table-cell table:formula="of:=([.E2]*1000)/(1025*(([.B2]/60)^2)*(20^5))" office:value-type="float" office:value="0.00255106480481421" calcext:value-type="float">
            <text:p>0.0025510648</text:p>
          </table:table-cell>
          <table:table-cell table:formula="of:=[.A2]/([.B2]*20/60)" office:value-type="float" office:value="0.449101796407186" calcext:value-type="float">
            <text:p>0.4491017964</text:p>
          </table:table-cell>
          <table:table-cell table:formula="of:=[.D2]*[.G2]/(2*PI()*[.F2])" office:value-type="float" office:value="1.70707335864694" calcext:value-type="float">
            <text:p>1.707073358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.01" calcext:value-type="float">
            <text:p>4.01</text:p>
          </table:table-cell>
          <table:table-cell office:value-type="float" office:value="44.596" calcext:value-type="float">
            <text:p>44.596</text:p>
          </table:table-cell>
          <table:table-cell table:formula="of:=([.C3]*1000)/(1025*(([.B3]/60)^2)*20^4)" office:value-type="float" office:value="0.0608787622816931" calcext:value-type="float">
            <text:p>0.0608787623</text:p>
          </table:table-cell>
          <table:table-cell office:value-type="float" office:value="37.319" calcext:value-type="float">
            <text:p>37.319</text:p>
          </table:table-cell>
          <table:table-cell table:formula="of:=([.E3]*1000)/(1025*(([.B3]/60)^2)*(20^5))" office:value-type="float" office:value="0.0025472402565146" calcext:value-type="float">
            <text:p>0.0025472403</text:p>
          </table:table-cell>
          <table:table-cell table:formula="of:=[.A3]/([.B3]*20/60)" office:value-type="float" office:value="0.448877805486284" calcext:value-type="float">
            <text:p>0.4488778055</text:p>
          </table:table-cell>
          <table:table-cell table:formula="of:=[.D3]*[.G3]/(2*PI()*[.F3])" office:value-type="float" office:value="1.70743495715909" calcext:value-type="float">
            <text:p>1.70743495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4.68" calcext:value-type="float">
            <text:p>4.68</text:p>
          </table:table-cell>
          <table:table-cell office:value-type="float" office:value="60.71" calcext:value-type="float">
            <text:p>60.71</text:p>
          </table:table-cell>
          <table:table-cell table:formula="of:=([.C4]*1000)/(1025*(([.B4]/60)^2)*20^4)" office:value-type="float" office:value="0.0608453199916614" calcext:value-type="float">
            <text:p>0.06084532</text:p>
          </table:table-cell>
          <table:table-cell office:value-type="float" office:value="50.777" calcext:value-type="float">
            <text:p>50.777</text:p>
          </table:table-cell>
          <table:table-cell table:formula="of:=([.E4]*1000)/(1025*(([.B4]/60)^2)*(20^5))" office:value-type="float" office:value="0.00254450898798929" calcext:value-type="float">
            <text:p>0.002544509</text:p>
          </table:table-cell>
          <table:table-cell table:formula="of:=[.A4]/([.B4]*20/60)" office:value-type="float" office:value="0.448717948717949" calcext:value-type="float">
            <text:p>0.4487179487</text:p>
          </table:table-cell>
          <table:table-cell table:formula="of:=[.D4]*[.G4]/(2*PI()*[.F4])" office:value-type="float" office:value="1.70772038838912" calcext:value-type="float">
            <text:p>1.707720388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.35" calcext:value-type="float">
            <text:p>5.35</text:p>
          </table:table-cell>
          <table:table-cell office:value-type="float" office:value="79.305" calcext:value-type="float">
            <text:p>79.305</text:p>
          </table:table-cell>
          <table:table-cell table:formula="of:=([.C5]*1000)/(1025*(([.B5]/60)^2)*20^4)" office:value-type="float" office:value="0.0608207341572062" calcext:value-type="float">
            <text:p>0.0608207342</text:p>
          </table:table-cell>
          <table:table-cell office:value-type="float" office:value="66.303" calcext:value-type="float">
            <text:p>66.303</text:p>
          </table:table-cell>
          <table:table-cell table:formula="of:=([.E5]*1000)/(1025*(([.B5]/60)^2)*(20^5))" office:value-type="float" office:value="0.00254246083905507" calcext:value-type="float">
            <text:p>0.0025424608</text:p>
          </table:table-cell>
          <table:table-cell table:formula="of:=[.A5]/([.B5]*20/60)" office:value-type="float" office:value="0.448598130841121" calcext:value-type="float">
            <text:p>0.4485981308</text:p>
          </table:table-cell>
          <table:table-cell table:formula="of:=[.D5]*[.G5]/(2*PI()*[.F5])" office:value-type="float" office:value="1.70794930994744" calcext:value-type="float">
            <text:p>1.707949309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.02" calcext:value-type="float">
            <text:p>6.02</text:p>
          </table:table-cell>
          <table:table-cell office:value-type="float" office:value="100.38" calcext:value-type="float">
            <text:p>100.38</text:p>
          </table:table-cell>
          <table:table-cell table:formula="of:=([.C6]*1000)/(1025*(([.B6]/60)^2)*20^4)" office:value-type="float" office:value="0.0608012995064664" calcext:value-type="float">
            <text:p>0.0608012995</text:p>
          </table:table-cell>
          <table:table-cell office:value-type="float" office:value="83.897" calcext:value-type="float">
            <text:p>83.897</text:p>
          </table:table-cell>
          <table:table-cell table:formula="of:=([.E6]*1000)/(1025*(([.B6]/60)^2)*(20^5))" office:value-type="float" office:value="0.00254086801389421" calcext:value-type="float">
            <text:p>0.002540868</text:p>
          </table:table-cell>
          <table:table-cell table:formula="of:=[.A6]/([.B6]*20/60)" office:value-type="float" office:value="0.448504983388704" calcext:value-type="float">
            <text:p>0.4485049834</text:p>
          </table:table-cell>
          <table:table-cell table:formula="of:=[.D6]*[.G6]/(2*PI()*[.F6])" office:value-type="float" office:value="1.70811914349905" calcext:value-type="float">
            <text:p>1.70811914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8" calcext:value-type="float">
            <text:p>6.68</text:p>
          </table:table-cell>
          <table:table-cell office:value-type="float" office:value="123.85" calcext:value-type="float">
            <text:p>123.85</text:p>
          </table:table-cell>
          <table:table-cell table:formula="of:=([.C7]*1000)/(1025*(([.B7]/60)^2)*20^4)" office:value-type="float" office:value="0.0609258698901307" calcext:value-type="float">
            <text:p>0.0609258699</text:p>
          </table:table-cell>
          <table:table-cell office:value-type="float" office:value="103.715" calcext:value-type="float">
            <text:p>103.715</text:p>
          </table:table-cell>
          <table:table-cell table:formula="of:=([.E7]*1000)/(1025*(([.B7]/60)^2)*(20^5))" office:value-type="float" office:value="0.00255104020817719" calcext:value-type="float">
            <text:p>0.0025510402</text:p>
          </table:table-cell>
          <table:table-cell table:formula="of:=[.A7]/([.B7]*20/60)" office:value-type="float" office:value="0.449101796407186" calcext:value-type="float">
            <text:p>0.4491017964</text:p>
          </table:table-cell>
          <table:table-cell table:formula="of:=[.D7]*[.G7]/(2*PI()*[.F7])" office:value-type="float" office:value="1.70706225130976" calcext:value-type="float">
            <text:p>1.707062251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35" calcext:value-type="float">
            <text:p>7.35</text:p>
          </table:table-cell>
          <table:table-cell office:value-type="float" office:value="149.878" calcext:value-type="float">
            <text:p>149.878</text:p>
          </table:table-cell>
          <table:table-cell table:formula="of:=([.C8]*1000)/(1025*(([.B8]/60)^2)*20^4)" office:value-type="float" office:value="0.0609006409930822" calcext:value-type="float">
            <text:p>0.060900641</text:p>
          </table:table-cell>
          <table:table-cell office:value-type="float" office:value="125.46" calcext:value-type="float">
            <text:p>125.46</text:p>
          </table:table-cell>
          <table:table-cell table:formula="of:=([.E8]*1000)/(1025*(([.B8]/60)^2)*(20^5))" office:value-type="float" office:value="0.00254893794252395" calcext:value-type="float">
            <text:p>0.0025489379</text:p>
          </table:table-cell>
          <table:table-cell table:formula="of:=[.A8]/([.B8]*20/60)" office:value-type="float" office:value="0.448979591836735" calcext:value-type="float">
            <text:p>0.4489795918</text:p>
          </table:table-cell>
          <table:table-cell table:formula="of:=[.D8]*[.G8]/(2*PI()*[.F8])" office:value-type="float" office:value="1.70729800972746" calcext:value-type="float">
            <text:p>1.707298009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.02" calcext:value-type="float">
            <text:p>8.02</text:p>
          </table:table-cell>
          <table:table-cell office:value-type="float" office:value="178.385" calcext:value-type="float">
            <text:p>178.385</text:p>
          </table:table-cell>
          <table:table-cell table:formula="of:=([.C9]*1000)/(1025*(([.B9]/60)^2)*20^4)" office:value-type="float" office:value="0.0608791035609686" calcext:value-type="float">
            <text:p>0.0608791036</text:p>
          </table:table-cell>
          <table:table-cell office:value-type="float" office:value="149.274" calcext:value-type="float">
            <text:p>149.274</text:p>
          </table:table-cell>
          <table:table-cell table:formula="of:=([.E9]*1000)/(1025*(([.B9]/60)^2)*(20^5))" office:value-type="float" office:value="0.00254720612858705" calcext:value-type="float">
            <text:p>0.0025472061</text:p>
          </table:table-cell>
          <table:table-cell table:formula="of:=[.A9]/([.B9]*20/60)" office:value-type="float" office:value="0.448877805486284" calcext:value-type="float">
            <text:p>0.4488778055</text:p>
          </table:table-cell>
          <table:table-cell table:formula="of:=[.D9]*[.G9]/(2*PI()*[.F9])" office:value-type="float" office:value="1.70746740549132" calcext:value-type="float">
            <text:p>1.707467405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.69" calcext:value-type="float">
            <text:p>8.69</text:p>
          </table:table-cell>
          <table:table-cell office:value-type="float" office:value="209.373" calcext:value-type="float">
            <text:p>209.373</text:p>
          </table:table-cell>
          <table:table-cell table:formula="of:=([.C10]*1000)/(1025*(([.B10]/60)^2)*20^4)" office:value-type="float" office:value="0.060861096943921" calcext:value-type="float">
            <text:p>0.0608610969</text:p>
          </table:table-cell>
          <table:table-cell office:value-type="float" office:value="175.156" calcext:value-type="float">
            <text:p>175.156</text:p>
          </table:table-cell>
          <table:table-cell table:formula="of:=([.E10]*1000)/(1025*(([.B10]/60)^2)*(20^5))" office:value-type="float" office:value="0.00254574044798265" calcext:value-type="float">
            <text:p>0.0025457404</text:p>
          </table:table-cell>
          <table:table-cell table:formula="of:=[.A10]/([.B10]*20/60)" office:value-type="float" office:value="0.448791714614499" calcext:value-type="float">
            <text:p>0.4487917146</text:p>
          </table:table-cell>
          <table:table-cell table:formula="of:=[.D10]*[.G10]/(2*PI()*[.F10])" office:value-type="float" office:value="1.70761757127343" calcext:value-type="float">
            <text:p>1.707617571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.36" calcext:value-type="float">
            <text:p>9.36</text:p>
          </table:table-cell>
          <table:table-cell office:value-type="float" office:value="242.842" calcext:value-type="float">
            <text:p>242.842</text:p>
          </table:table-cell>
          <table:table-cell table:formula="of:=([.C11]*1000)/(1025*(([.B11]/60)^2)*20^4)" office:value-type="float" office:value="0.0608458211061401" calcext:value-type="float">
            <text:p>0.0608458211</text:p>
          </table:table-cell>
          <table:table-cell office:value-type="float" office:value="203.106" calcext:value-type="float">
            <text:p>203.106</text:p>
          </table:table-cell>
          <table:table-cell table:formula="of:=([.E11]*1000)/(1025*(([.B11]/60)^2)*(20^5))" office:value-type="float" office:value="0.00254448393226536" calcext:value-type="float">
            <text:p>0.0025444839</text:p>
          </table:table-cell>
          <table:table-cell table:formula="of:=[.A11]/([.B11]*20/60)" office:value-type="float" office:value="0.448717948717949" calcext:value-type="float">
            <text:p>0.4487179487</text:p>
          </table:table-cell>
          <table:table-cell table:formula="of:=[.D11]*[.G11]/(2*PI()*[.F11])" office:value-type="float" office:value="1.70775126915069" calcext:value-type="float">
            <text:p>1.707751269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.03" calcext:value-type="float">
            <text:p>10.03</text:p>
          </table:table-cell>
          <table:table-cell office:value-type="float" office:value="278.791" calcext:value-type="float">
            <text:p>278.791</text:p>
          </table:table-cell>
          <table:table-cell table:formula="of:=([.C12]*1000)/(1025*(([.B12]/60)^2)*20^4)" office:value-type="float" office:value="0.0608324820058706" calcext:value-type="float">
            <text:p>0.060832482</text:p>
          </table:table-cell>
          <table:table-cell office:value-type="float" office:value="233.124" calcext:value-type="float">
            <text:p>233.124</text:p>
          </table:table-cell>
          <table:table-cell table:formula="of:=([.E12]*1000)/(1025*(([.B12]/60)^2)*(20^5))" office:value-type="float" office:value="0.00254339478949044" calcext:value-type="float">
            <text:p>0.0025433948</text:p>
          </table:table-cell>
          <table:table-cell table:formula="of:=[.A12]/([.B12]*20/60)" office:value-type="float" office:value="0.448654037886341" calcext:value-type="float">
            <text:p>0.4486540379</text:p>
          </table:table-cell>
          <table:table-cell table:formula="of:=[.D12]*[.G12]/(2*PI()*[.F12])" office:value-type="float" office:value="1.70786473670302" calcext:value-type="float">
            <text:p>1.707864736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.7" calcext:value-type="float">
            <text:p>10.7</text:p>
          </table:table-cell>
          <table:table-cell office:value-type="float" office:value="317.22" calcext:value-type="float">
            <text:p>317.22</text:p>
          </table:table-cell>
          <table:table-cell table:formula="of:=([.C13]*1000)/(1025*(([.B13]/60)^2)*20^4)" office:value-type="float" office:value="0.0608207341572062" calcext:value-type="float">
            <text:p>0.0608207342</text:p>
          </table:table-cell>
          <table:table-cell office:value-type="float" office:value="265.211" calcext:value-type="float">
            <text:p>265.211</text:p>
          </table:table-cell>
          <table:table-cell table:formula="of:=([.E13]*1000)/(1025*(([.B13]/60)^2)*(20^5))" office:value-type="float" office:value="0.00254245125253244" calcext:value-type="float">
            <text:p>0.0025424513</text:p>
          </table:table-cell>
          <table:table-cell table:formula="of:=[.A13]/([.B13]*20/60)" office:value-type="float" office:value="0.448598130841121" calcext:value-type="float">
            <text:p>0.4485981308</text:p>
          </table:table-cell>
          <table:table-cell table:formula="of:=[.D13]*[.G13]/(2*PI()*[.F13])" office:value-type="float" office:value="1.70795574991151" calcext:value-type="float">
            <text:p>1.707955749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.36" calcext:value-type="float">
            <text:p>11.36</text:p>
          </table:table-cell>
          <table:table-cell office:value-type="float" office:value="357.985" calcext:value-type="float">
            <text:p>357.985</text:p>
          </table:table-cell>
          <table:table-cell table:formula="of:=([.C14]*1000)/(1025*(([.B14]/60)^2)*20^4)" office:value-type="float" office:value="0.0608929226985064" calcext:value-type="float">
            <text:p>0.0608929227</text:p>
          </table:table-cell>
          <table:table-cell office:value-type="float" office:value="299.629" calcext:value-type="float">
            <text:p>299.629</text:p>
          </table:table-cell>
          <table:table-cell table:formula="of:=([.E14]*1000)/(1025*(([.B14]/60)^2)*(20^5))" office:value-type="float" office:value="0.00254833101040976" calcext:value-type="float">
            <text:p>0.002548331</text:p>
          </table:table-cell>
          <table:table-cell table:formula="of:=[.A14]/([.B14]*20/60)" office:value-type="float" office:value="0.448943661971831" calcext:value-type="float">
            <text:p>0.448943662</text:p>
          </table:table-cell>
          <table:table-cell table:formula="of:=[.D14]*[.G14]/(2*PI()*[.F14])" office:value-type="float" office:value="1.70735156411055" calcext:value-type="float">
            <text:p>1.707351564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.5" calcext:value-type="float">
            <text:p>11.5</text:p>
          </table:table-cell>
          <table:table-cell office:value-type="float" office:value="392.816" calcext:value-type="float">
            <text:p>392.816</text:p>
          </table:table-cell>
          <table:table-cell table:formula="of:=([.C15]*1000)/(1025*(([.B15]/60)^2)*20^4)" office:value-type="float" office:value="0.0652006823735534" calcext:value-type="float">
            <text:p>0.0652006824</text:p>
          </table:table-cell>
          <table:table-cell office:value-type="float" office:value="350.894" calcext:value-type="float">
            <text:p>350.894</text:p>
          </table:table-cell>
          <table:table-cell table:formula="of:=([.E15]*1000)/(1025*(([.B15]/60)^2)*(20^5))" office:value-type="float" office:value="0.00291211766333164" calcext:value-type="float">
            <text:p>0.0029121177</text:p>
          </table:table-cell>
          <table:table-cell table:formula="of:=[.A15]/([.B15]*20/60)" office:value-type="float" office:value="0.469565217391304" calcext:value-type="float">
            <text:p>0.4695652174</text:p>
          </table:table-cell>
          <table:table-cell table:formula="of:=[.D15]*[.G15]/(2*PI()*[.F15])" office:value-type="float" office:value="1.673243989096" calcext:value-type="float">
            <text:p>1.673243989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.5" calcext:value-type="float">
            <text:p>11.5</text:p>
          </table:table-cell>
          <table:table-cell office:value-type="float" office:value="424.889" calcext:value-type="float">
            <text:p>424.889</text:p>
          </table:table-cell>
          <table:table-cell table:formula="of:=([.C16]*1000)/(1025*(([.B16]/60)^2)*20^4)" office:value-type="float" office:value="0.0705242473143068" calcext:value-type="float">
            <text:p>0.0705242473</text:p>
          </table:table-cell>
          <table:table-cell office:value-type="float" office:value="410.205" calcext:value-type="float">
            <text:p>410.205</text:p>
          </table:table-cell>
          <table:table-cell table:formula="of:=([.E16]*1000)/(1025*(([.B16]/60)^2)*(20^5))" office:value-type="float" office:value="0.00340434782608696" calcext:value-type="float">
            <text:p>0.0034043478</text:p>
          </table:table-cell>
          <table:table-cell table:formula="of:=[.A16]/([.B16]*20/60)" office:value-type="float" office:value="0.495652173913043" calcext:value-type="float">
            <text:p>0.4956521739</text:p>
          </table:table-cell>
          <table:table-cell table:formula="of:=[.D16]*[.G16]/(2*PI()*[.F16])" office:value-type="float" office:value="1.63418673402481" calcext:value-type="float">
            <text:p>1.634186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405.464" calcext:value-type="float">
            <text:p>405.464</text:p>
          </table:table-cell>
          <table:table-cell table:formula="of:=([.C17]*1000)/(1025*(([.B17]/60)^2)*20^4)" office:value-type="float" office:value="0.0673000322744248" calcext:value-type="float">
            <text:p>0.0673000323</text:p>
          </table:table-cell>
          <table:table-cell office:value-type="float" office:value="452.638" calcext:value-type="float">
            <text:p>452.638</text:p>
          </table:table-cell>
          <table:table-cell table:formula="of:=([.E17]*1000)/(1025*(([.B17]/60)^2)*(20^5))" office:value-type="float" office:value="0.00375650514085481" calcext:value-type="float">
            <text:p>0.0037565051</text:p>
          </table:table-cell>
          <table:table-cell table:formula="of:=[.A17]/([.B17]*20/60)" office:value-type="float" office:value="0.521739130434783" calcext:value-type="float">
            <text:p>0.5217391304</text:p>
          </table:table-cell>
          <table:table-cell table:formula="of:=[.D17]*[.G17]/(2*PI()*[.F17])" office:value-type="float" office:value="1.48766390754287" calcext:value-type="float">
            <text:p>1.4876639075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.5" calcext:value-type="float">
            <text:p>11.5</text:p>
          </table:table-cell>
          <table:table-cell office:value-type="float" office:value="349.893" calcext:value-type="float">
            <text:p>349.893</text:p>
          </table:table-cell>
          <table:table-cell table:formula="of:=([.C18]*1000)/(1025*(([.B18]/60)^2)*20^4)" office:value-type="float" office:value="0.0580762045276407" calcext:value-type="float">
            <text:p>0.0580762045</text:p>
          </table:table-cell>
          <table:table-cell office:value-type="float" office:value="449.545" calcext:value-type="float">
            <text:p>449.545</text:p>
          </table:table-cell>
          <table:table-cell table:formula="of:=([.E18]*1000)/(1025*(([.B18]/60)^2)*(20^5))" office:value-type="float" office:value="0.00373083590760293" calcext:value-type="float">
            <text:p>0.0037308359</text:p>
          </table:table-cell>
          <table:table-cell table:formula="of:=[.A18]/([.B18]*20/60)" office:value-type="float" office:value="0.547826086956522" calcext:value-type="float">
            <text:p>0.547826087</text:p>
          </table:table-cell>
          <table:table-cell table:formula="of:=[.D18]*[.G18]/(2*PI()*[.F18])" office:value-type="float" office:value="1.35723458809508" calcext:value-type="float">
            <text:p>1.357234588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.5" calcext:value-type="float">
            <text:p>11.5</text:p>
          </table:table-cell>
          <table:table-cell office:value-type="float" office:value="318.575" calcext:value-type="float">
            <text:p>318.575</text:p>
          </table:table-cell>
          <table:table-cell table:formula="of:=([.C19]*1000)/(1025*(([.B19]/60)^2)*20^4)" office:value-type="float" office:value="0.0528779565678455" calcext:value-type="float">
            <text:p>0.0528779566</text:p>
          </table:table-cell>
          <table:table-cell office:value-type="float" office:value="447.171" calcext:value-type="float">
            <text:p>447.171</text:p>
          </table:table-cell>
          <table:table-cell table:formula="of:=([.E19]*1000)/(1025*(([.B19]/60)^2)*(20^5))" office:value-type="float" office:value="0.00371113375443773" calcext:value-type="float">
            <text:p>0.0037111338</text:p>
          </table:table-cell>
          <table:table-cell table:formula="of:=[.A19]/([.B19]*20/60)" office:value-type="float" office:value="0.573913043478261" calcext:value-type="float">
            <text:p>0.5739130435</text:p>
          </table:table-cell>
          <table:table-cell table:formula="of:=[.D19]*[.G19]/(2*PI()*[.F19])" office:value-type="float" office:value="1.30147036473764" calcext:value-type="float">
            <text:p>1.30147036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.5" calcext:value-type="float">
            <text:p>11.5</text:p>
          </table:table-cell>
          <table:table-cell office:value-type="float" office:value="295.594" calcext:value-type="float">
            <text:p>295.594</text:p>
          </table:table-cell>
          <table:table-cell table:formula="of:=([.C20]*1000)/(1025*(([.B20]/60)^2)*20^4)" office:value-type="float" office:value="0.0490635068467887" calcext:value-type="float">
            <text:p>0.0490635068</text:p>
          </table:table-cell>
          <table:table-cell office:value-type="float" office:value="444.832" calcext:value-type="float">
            <text:p>444.832</text:p>
          </table:table-cell>
          <table:table-cell table:formula="of:=([.E20]*1000)/(1025*(([.B20]/60)^2)*(20^5))" office:value-type="float" office:value="0.00369172207109595" calcext:value-type="float">
            <text:p>0.0036917221</text:p>
          </table:table-cell>
          <table:table-cell table:formula="of:=[.A20]/([.B20]*20/60)" office:value-type="float" office:value="0.6" calcext:value-type="float">
            <text:p>0.6</text:p>
          </table:table-cell>
          <table:table-cell table:formula="of:=[.D20]*[.G20]/(2*PI()*[.F20])" office:value-type="float" office:value="1.26911498044131" calcext:value-type="float">
            <text:p>1.269114980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5" calcext:value-type="float">
            <text:p>11.5</text:p>
          </table:table-cell>
          <table:table-cell office:value-type="float" office:value="278.661" calcext:value-type="float">
            <text:p>278.661</text:p>
          </table:table-cell>
          <table:table-cell table:formula="of:=([.C21]*1000)/(1025*(([.B21]/60)^2)*20^4)" office:value-type="float" office:value="0.0462529208354465" calcext:value-type="float">
            <text:p>0.0462529208</text:p>
          </table:table-cell>
          <table:table-cell office:value-type="float" office:value="444.603" calcext:value-type="float">
            <text:p>444.603</text:p>
          </table:table-cell>
          <table:table-cell table:formula="of:=([.E21]*1000)/(1025*(([.B21]/60)^2)*(20^5))" office:value-type="float" office:value="0.00368982156853705" calcext:value-type="float">
            <text:p>0.0036898216</text:p>
          </table:table-cell>
          <table:table-cell table:formula="of:=[.A21]/([.B21]*20/60)" office:value-type="float" office:value="0.626086956521739" calcext:value-type="float">
            <text:p>0.6260869565</text:p>
          </table:table-cell>
          <table:table-cell table:formula="of:=[.D21]*[.G21]/(2*PI()*[.F21])" office:value-type="float" office:value="1.24907520054443" calcext:value-type="float">
            <text:p>1.24907520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.5" calcext:value-type="float">
            <text:p>11.5</text:p>
          </table:table-cell>
          <table:table-cell office:value-type="float" office:value="264.557" calcext:value-type="float">
            <text:p>264.557</text:p>
          </table:table-cell>
          <table:table-cell table:formula="of:=([.C22]*1000)/(1025*(([.B22]/60)^2)*20^4)" office:value-type="float" office:value="0.0439119000414957" calcext:value-type="float">
            <text:p>0.0439119</text:p>
          </table:table-cell>
          <table:table-cell office:value-type="float" office:value="444.379" calcext:value-type="float">
            <text:p>444.379</text:p>
          </table:table-cell>
          <table:table-cell table:formula="of:=([.E22]*1000)/(1025*(([.B22]/60)^2)*(20^5))" office:value-type="float" office:value="0.0036879625616672" calcext:value-type="float">
            <text:p>0.0036879626</text:p>
          </table:table-cell>
          <table:table-cell table:formula="of:=[.A22]/([.B22]*20/60)" office:value-type="float" office:value="0.652173913043478" calcext:value-type="float">
            <text:p>0.652173913</text:p>
          </table:table-cell>
          <table:table-cell table:formula="of:=[.D22]*[.G22]/(2*PI()*[.F22])" office:value-type="float" office:value="1.23588846886855" calcext:value-type="float">
            <text:p>1.235888468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249.51" calcext:value-type="float">
            <text:p>249.51</text:p>
          </table:table-cell>
          <table:table-cell table:formula="of:=([.C23]*1000)/(1025*(([.B23]/60)^2)*20^4)" office:value-type="float" office:value="0.0414143575084144" calcext:value-type="float">
            <text:p>0.0414143575</text:p>
          </table:table-cell>
          <table:table-cell office:value-type="float" office:value="438.823" calcext:value-type="float">
            <text:p>438.823</text:p>
          </table:table-cell>
          <table:table-cell table:formula="of:=([.E23]*1000)/(1025*(([.B23]/60)^2)*(20^5))" office:value-type="float" office:value="0.00364185255198488" calcext:value-type="float">
            <text:p>0.0036418526</text:p>
          </table:table-cell>
          <table:table-cell table:formula="of:=[.A23]/([.B23]*20/60)" office:value-type="float" office:value="0.678260869565217" calcext:value-type="float">
            <text:p>0.6782608696</text:p>
          </table:table-cell>
          <table:table-cell table:formula="of:=[.D23]*[.G23]/(2*PI()*[.F23])" office:value-type="float" office:value="1.22756773117773" calcext:value-type="float">
            <text:p>1.227567731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1.5" calcext:value-type="float">
            <text:p>11.5</text:p>
          </table:table-cell>
          <table:table-cell office:value-type="float" office:value="242.014" calcext:value-type="float">
            <text:p>242.014</text:p>
          </table:table-cell>
          <table:table-cell table:formula="of:=([.C24]*1000)/(1025*(([.B24]/60)^2)*20^4)" office:value-type="float" office:value="0.0401701507676702" calcext:value-type="float">
            <text:p>0.0401701508</text:p>
          </table:table-cell>
          <table:table-cell office:value-type="float" office:value="443.865" calcext:value-type="float">
            <text:p>443.865</text:p>
          </table:table-cell>
          <table:table-cell table:formula="of:=([.E24]*1000)/(1025*(([.B24]/60)^2)*(20^5))" office:value-type="float" office:value="0.00368369680483194" calcext:value-type="float">
            <text:p>0.0036836968</text:p>
          </table:table-cell>
          <table:table-cell table:formula="of:=[.A24]/([.B24]*20/60)" office:value-type="float" office:value="0.704347826086957" calcext:value-type="float">
            <text:p>0.7043478261</text:p>
          </table:table-cell>
          <table:table-cell table:formula="of:=[.D24]*[.G24]/(2*PI()*[.F24])" office:value-type="float" office:value="1.22243814876842" calcext:value-type="float">
            <text:p>1.222438148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.5" calcext:value-type="float">
            <text:p>11.5</text:p>
          </table:table-cell>
          <table:table-cell office:value-type="float" office:value="229.657" calcext:value-type="float">
            <text:p>229.657</text:p>
          </table:table-cell>
          <table:table-cell table:formula="of:=([.C25]*1000)/(1025*(([.B25]/60)^2)*20^4)" office:value-type="float" office:value="0.0381191018488635" calcext:value-type="float">
            <text:p>0.0381191018</text:p>
          </table:table-cell>
          <table:table-cell office:value-type="float" office:value="437.313" calcext:value-type="float">
            <text:p>437.313</text:p>
          </table:table-cell>
          <table:table-cell table:formula="of:=([.E25]*1000)/(1025*(([.B25]/60)^2)*(20^5))" office:value-type="float" office:value="0.00362932085388907" calcext:value-type="float">
            <text:p>0.0036293209</text:p>
          </table:table-cell>
          <table:table-cell table:formula="of:=[.A25]/([.B25]*20/60)" office:value-type="float" office:value="0.730434782608696" calcext:value-type="float">
            <text:p>0.7304347826</text:p>
          </table:table-cell>
          <table:table-cell table:formula="of:=[.D25]*[.G25]/(2*PI()*[.F25])" office:value-type="float" office:value="1.22100902092514" calcext:value-type="float">
            <text:p>1.2210090209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.5" calcext:value-type="float">
            <text:p>11.5</text:p>
          </table:table-cell>
          <table:table-cell office:value-type="float" office:value="225.24" calcext:value-type="float">
            <text:p>225.24</text:p>
          </table:table-cell>
          <table:table-cell table:formula="of:=([.C26]*1000)/(1025*(([.B26]/60)^2)*20^4)" office:value-type="float" office:value="0.0373859560145696" calcext:value-type="float">
            <text:p>0.037385956</text:p>
          </table:table-cell>
          <table:table-cell office:value-type="float" office:value="444.722" calcext:value-type="float">
            <text:p>444.722</text:p>
          </table:table-cell>
          <table:table-cell table:formula="of:=([.E26]*1000)/(1025*(([.B26]/60)^2)*(20^5))" office:value-type="float" office:value="0.00369080916593665" calcext:value-type="float">
            <text:p>0.0036908092</text:p>
          </table:table-cell>
          <table:table-cell table:formula="of:=[.A26]/([.B26]*20/60)" office:value-type="float" office:value="0.756521739130435" calcext:value-type="float">
            <text:p>0.7565217391</text:p>
          </table:table-cell>
          <table:table-cell table:formula="of:=[.D26]*[.G26]/(2*PI()*[.F26])" office:value-type="float" office:value="1.21963097072489" calcext:value-type="float">
            <text:p>1.2196309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.5</text:p>
          </table:table-cell>
          <table:table-cell office:value-type="float" office:value="216.019" calcext:value-type="float">
            <text:p>216.019</text:p>
          </table:table-cell>
          <table:table-cell table:formula="of:=([.C27]*1000)/(1025*(([.B27]/60)^2)*20^4)" office:value-type="float" office:value="0.0358554290193185" calcext:value-type="float">
            <text:p>0.035855429</text:p>
          </table:table-cell>
          <table:table-cell office:value-type="float" office:value="440.371" calcext:value-type="float">
            <text:p>440.371</text:p>
          </table:table-cell>
          <table:table-cell table:formula="of:=([.E27]*1000)/(1025*(([.B27]/60)^2)*(20^5))" office:value-type="float" office:value="0.00365469961731753" calcext:value-type="float">
            <text:p>0.0036546996</text:p>
          </table:table-cell>
          <table:table-cell table:formula="of:=[.A27]/([.B27]*20/60)" office:value-type="float" office:value="0.782608695652174" calcext:value-type="float">
            <text:p>0.7826086957</text:p>
          </table:table-cell>
          <table:table-cell table:formula="of:=[.D27]*[.G27]/(2*PI()*[.F27])" office:value-type="float" office:value="1.22199108149586" calcext:value-type="float">
            <text:p>1.2219910815</text:p>
          </table:table-cell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9T18:49:57.093742255</dc:date>
    <meta:generator>LibreOffice/4.1.2.3$Linux_X86_64 LibreOffice_project/410m0$Build-3</meta:generator>
    <meta:editing-duration>P0D</meta:editing-duration>
    <meta:editing-cycles>1</meta:editing-cycles>
    <meta:document-statistic meta:table-count="1" meta:cell-count="216" meta:object-count="0"/>
  </office:meta>
</office:document-meta>
</file>